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f898c8"/>
    </style:style>
    <style:style style:name="ce26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CatalogueDeletion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atalogue Deletion. Details</text:p>
          </table:table-cell>
          <table:table-cell table:style-name="ce2" office:value-type="string">
            <text:p>CatalogueDeletion</text:p>
          </table:table-cell>
          <table:table-cell table:style-name="ce2" office:value-type="string">
            <text:p>The document used to cancel an entire Catalogue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Cancellazione Catalogo</text:p>
          </table:table-cell>
          <table:table-cell table:style-name="ce15" office:value-type="string">
            <text:p>Il documento utilizzato per cancellare un intero Catalogo.</text:p>
          </table:table-cell>
          <table:table-cell table:style-name="ce25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atalogue Deletion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atalogue Deletion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Catalogue Deletion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Catalogue Deletion. Identifier</text:p>
          </table:table-cell>
          <table:table-cell office:value-type="string">
            <text:p>ID</text:p>
          </table:table-cell>
          <table:table-cell office:value-type="string">
            <text:p>An identifier for the Catalogue Deletion assigned by the Sell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tore per la Cancellazione Catalogo assegnata dal Venditore.</text:p>
          </table:table-cell>
          <table:table-cell table:number-columns-repeated="1016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Catalogue Deletion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talogue Deletion. Name</text:p>
          </table:table-cell>
          <table:table-cell office:value-type="string">
            <text:p>Name</text:p>
          </table:table-cell>
          <table:table-cell office:value-type="string">
            <text:p>A name given to a Catalogue Deletion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me</text:p>
          </table:table-cell>
          <table:table-cell office:value-type="string">
            <text:p>Un nome assegnato alla Cancellazione Catalogo.</text:p>
          </table:table-cell>
          <table:table-cell table:number-columns-repeated="1016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Catalogue Deletion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Seller on which the Catalogue was deleted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di cancellazione Catalogo assegnata dal Venditore.</text:p>
          </table:table-cell>
          <table:table-cell table:number-columns-repeated="1016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Catalogue Deletion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Seller at which the Catalogue was delet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cancellazione Catalogo assegnata dal Venditore.</text:p>
          </table:table-cell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Catalogue Deletion. Note. Text</text:p>
          </table:table-cell>
          <table:table-cell office:value-type="string">
            <text:p>Note</text:p>
          </table:table-cell>
          <table:table-cell office:value-type="string">
            <text:p>Free-form text applying to the Catalogue Deletion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sto libero relativo alla Cancellazione Catalogo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Catalogue Deletion. Version. Identifier</text:p>
          </table:table-cell>
          <table:table-cell office:value-type="string">
            <text:p>VersionID</text:p>
          </table:table-cell>
          <table:table-cell office:value-type="string">
            <text:p>Indicates the current version of the Catalogu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</text:p>
          </table:table-cell>
          <table:table-cell office:value-type="string">
            <text:p>Indica la versione corrente del Catalogo.</text:p>
          </table:table-cell>
          <table:table-cell table:number-columns-repeated="101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Catalogue Deletion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Descrizione</text:p>
          </table:table-cell>
          <table:table-cell table:style-name="ce24" office:value-type="string">
            <text:p>Descrizione testuale dell'istanza del documento.</text:p>
          </table:table-cell>
          <table:table-cell table:number-columns-repeated="1016"/>
        </table:table-row>
        <table:table-row table:style-name="ro5">
          <table:table-cell table:style-name="ce4" office:value-type="float" office:value="13">
            <text:p>13</text:p>
          </table:table-cell>
          <table:table-cell table:style-name="ce4" office:value-type="string">
            <text:p>Catalogue Deletion. Validity_ Period. Period</text:p>
          </table:table-cell>
          <table:table-cell table:style-name="ce4" office:value-type="string">
            <text:p>ValidityPeriod</text:p>
          </table:table-cell>
          <table:table-cell table:style-name="ce4" office:value-type="string">
            <text:p>The period during which the deletion of the catalogue becomes effective. <text:s/>This may be given as start (after date) and end dates (before date)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Periodo di Validità</text:p>
          </table:table-cell>
          <table:table-cell table:style-name="ce17" office:value-type="string">
            <text:p>Il periodo durante il quale la cancellazione del Catalogo sarà effettiva. Può essere assegnato con date di inizio e fine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14">
            <text:p>14</text:p>
          </table:table-cell>
          <table:table-cell table:style-name="ce4" office:value-type="string">
            <text:p>Catalogue Deletion. Deleted_ Catalogue Reference. Catalogue Reference</text:p>
          </table:table-cell>
          <table:table-cell table:style-name="ce4" office:value-type="string">
            <text:p>DeletedCatalogueReference</text:p>
          </table:table-cell>
          <table:table-cell table:style-name="ce4" office:value-type="string">
            <text:p>An association to the Catalogue being deleted.</text:p>
          </table:table-cell>
          <table:table-cell table:style-name="ce4" office:value-type="string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Catalogo cancellato</text:p>
          </table:table-cell>
          <table:table-cell table:style-name="ce17" office:value-type="string">
            <text:p>Associazione al Catalogo che è stato cancellat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4" office:value-type="string">
            <text:p>Catalogue Deletion. Referenced_ Contract. Contract</text:p>
          </table:table-cell>
          <table:table-cell table:style-name="ce4" office:value-type="string">
            <text:p>ReferencedContract</text:p>
          </table:table-cell>
          <table:table-cell table:style-name="ce4" office:value-type="string">
            <text:p>An association to a framework agreement or contrac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tto di Riferimento</text:p>
          </table:table-cell>
          <table:table-cell table:style-name="ce17" office:value-type="string">
            <text:p>Associazione ad un accordo o contratto di riferimento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string">
            <text:p>Catalogue Deletion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One or more signatures applied to the documen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Una o più firme applicate al document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17">
            <text:p>17</text:p>
          </table:table-cell>
          <table:table-cell table:style-name="ce4" office:value-type="string">
            <text:p>Catalogue Deletion. Receiver_ Party. Party</text:p>
          </table:table-cell>
          <table:table-cell table:style-name="ce4" office:value-type="string">
            <text:p>ReceiverParty</text:p>
          </table:table-cell>
          <table:table-cell table:style-name="ce4" office:value-type="string">
            <text:p>An association to the Catalogue Receiver Party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cevente</text:p>
          </table:table-cell>
          <table:table-cell table:style-name="ce17" office:value-type="string">
            <text:p>Associazione alla Parte Ricevente il Catalog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4" office:value-type="string">
            <text:p>Catalogue Deletion. Provider_ Party. Party</text:p>
          </table:table-cell>
          <table:table-cell table:style-name="ce4" office:value-type="string">
            <text:p>ProviderParty</text:p>
          </table:table-cell>
          <table:table-cell table:style-name="ce4" office:value-type="string">
            <text:p>An association to the Catalogue Provider Party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ornitore</text:p>
          </table:table-cell>
          <table:table-cell table:style-name="ce17" office:value-type="string">
            <text:p>Associazione alla Parte Fornitore Catalog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4" office:value-type="string">
            <text:p>Catalogue Deletion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The Suppli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Venditore</text:p>
          </table:table-cell>
          <table:table-cell table:style-name="ce17" office:value-type="string">
            <text:p>La Parte fornitrice responsabile del contratto al quale si riferisce il Catalog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20">
            <text:p>20</text:p>
          </table:table-cell>
          <table:table-cell table:style-name="ce4" office:value-type="string">
            <text:p>Catalogue Deletion. Contractor_ Customer Party. Customer Party</text:p>
          </table:table-cell>
          <table:table-cell table:style-name="ce4" office:value-type="string">
            <text:p>ContractorCustomerParty</text:p>
          </table:table-cell>
          <table:table-cell table:style-name="ce4" office:value-type="string">
            <text:p>The Custom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ente</text:p>
          </table:table-cell>
          <table:table-cell table:style-name="ce17" office:value-type="string">
            <text:p>La Parte Cliente responsabile del contratto al quale il Catalogo si riferisce.</text:p>
          </table:table-cell>
          <table:table-cell table:style-name="ce26" table:number-columns-repeated="1016"/>
        </table:table-row>
        <table:table-row table:style-name="ro4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CatalogueDeletion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39:12</dc:date>
    <meta:document-statistic meta:table-count="1" meta:cell-count="171" meta:object-count="0"/>
    <meta:generator>OpenOffice.org/3.0$Win32 OpenOffice.org_project/300m9$Build-9358</meta:generator>
  </office:meta>
</office:document-meta>
</file>